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irce" svg:font-family="Circe"/>
    <style:font-face style:name="OpenSymbol" svg:font-family="OpenSymbol"/>
    <style:font-face style:name="SFMono-Regular" svg:font-family="SFMono-Regular, Consolas, 'Liberation Mono', Menlo, Courier, monospace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9cm" fo:orphans="2" fo:widows="2" fo:text-indent="0cm" style:auto-text-indent="false"/>
      <style:text-properties fo:font-variant="normal" fo:text-transform="none" fo:color="#4a4a4a" style:font-name="Circe" fo:font-size="18pt" fo:letter-spacing="normal" fo:font-style="normal" fo:font-weight="bold"/>
    </style:style>
    <style:style style:name="P2" style:family="paragraph" style:parent-style-name="Standard">
      <style:paragraph-properties fo:margin-left="0cm" fo:margin-right="0cm" fo:margin-top="0cm" fo:margin-bottom="0.499cm" style:line-height-at-least="0.582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Heading_20_2">
      <style:paragraph-properties fo:margin-left="0cm" fo:margin-right="0cm" fo:margin-top="0.635cm" fo:margin-bottom="0.423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02cm solid #eaecef"/>
      <style:text-properties fo:font-variant="normal" fo:text-transform="none" fo:color="#24292e" style:font-name="apple-system" fo:letter-spacing="normal" fo:font-style="normal" fo:font-weight="bold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423cm" fo:orphans="2" fo:widows="2" fo:text-indent="0cm" style:auto-text-indent="false"/>
    </style:style>
    <style:style style:name="P7" style:family="paragraph" style:parent-style-name="Text_20_body">
      <style:paragraph-properties fo:orphans="2" fo:widows="2"/>
    </style:style>
    <style:style style:name="P8" style:family="paragraph" style:parent-style-name="Heading_20_1">
      <style:text-properties fo:font-variant="normal" fo:text-transform="none" fo:color="#24292e" style:font-name="apple-system" fo:letter-spacing="normal" fo:font-style="normal" fo:font-weight="bold"/>
    </style:style>
    <style:style style:name="P9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Circe" fo:font-size="14pt" fo:letter-spacing="normal" fo:font-style="normal" fo:font-weight="normal"/>
    </style:style>
    <style:style style:name="P10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2" style:family="paragraph" style:parent-style-name="Text_20_body" style:list-style-name="L4">
      <style:paragraph-properties fo:margin-left="0cm" fo:margin-right="0cm" fo:margin-top="0cm" fo:margin-bottom="0cm" fo:orphans="2" fo:widows="2" fo:text-indent="0cm" style:auto-text-indent="false"/>
    </style:style>
    <style:style style:name="P13" style:family="paragraph" style:parent-style-name="Text_20_body" style:list-style-name="L5">
      <style:paragraph-properties fo:margin-left="0cm" fo:margin-right="0cm" fo:margin-top="0cm" fo:margin-bottom="0cm" fo:orphans="2" fo:widows="2" fo:text-indent="0cm" style:auto-text-indent="false"/>
    </style:style>
    <style:style style:name="P14" style:family="paragraph" style:parent-style-name="Text_20_body" style:list-style-name="L4">
      <style:paragraph-properties fo:margin-top="0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5" style:family="paragraph" style:parent-style-name="Text_20_body" style:list-style-name="L5">
      <style:paragraph-properties fo:margin-top="0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6" style:family="paragraph" style:parent-style-name="Text_20_body" style:list-style-name="L6">
      <style:paragraph-properties fo:margin-top="0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7" style:family="paragraph" style:parent-style-name="Text_20_body" style:list-style-name="L6">
      <style:paragraph-properties fo:margin-top="0cm" fo:margin-bottom="0.423cm" fo:orphans="2" fo:widows="2"/>
    </style:style>
    <style:style style:name="P18" style:family="paragraph" style:parent-style-name="Text_20_body" style:list-style-name="L6">
      <style:paragraph-properties fo:margin-top="0cm" fo:margin-bottom="0.423cm" style:line-height-at-least="0.265cm" fo:orphans="2" fo:widows="2" fo:padding-left="0.132cm" fo:padding-right="0.132cm" fo:padding-top="0.079cm" fo:padding-bottom="0.079cm" fo:border-left="0.035cm solid #c6cbd1" fo:border-right="0.035cm solid #c6cbd1" fo:border-top="0.035cm solid #c6cbd1" fo:border-bottom="0.035cm solid #959da5"/>
    </style:style>
    <style:style style:name="T1" style:family="text">
      <style:text-properties fo:font-variant="normal" fo:text-transform="none" fo:color="#7a7a7a" style:font-name="Circe" fo:font-size="14pt" fo:letter-spacing="normal" fo:font-style="normal" fo:font-weight="normal"/>
    </style:style>
    <style:style style:name="T2" style:family="text">
      <style:text-properties fo:font-variant="normal" fo:text-transform="none" fo:color="#4a90e2" style:text-line-through-style="none" style:font-name="Circe" fo:font-size="14pt" fo:letter-spacing="normal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font-name="Circe" fo:font-size="14pt" fo:letter-spacing="normal" fo:font-style="normal" fo:font-weight="bold"/>
    </style:style>
    <style:style style:name="T4" style:family="text">
      <style:text-properties fo:font-variant="normal" fo:text-transform="none" fo:color="#000000" style:font-name="Circe" fo:font-size="14pt" fo:letter-spacing="normal" fo:font-style="normal" fo:font-weight="normal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7" style:family="text">
      <style:text-properties fo:font-variant="normal" fo:text-transform="none" fo:color="#0366d6" style:text-line-through-style="none" style:font-name="apple-system" fo:font-size="12pt" fo:letter-spacing="normal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444d56" style:font-name="SFMono-Regular" fo:font-size="8.25pt" fo:letter-spacing="normal" fo:font-style="normal" fo:font-weight="normal" fo:background-color="#fafbfc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азовая HTML-разметка</text:p>
      <text:p text:style-name="P2"><text:span text:style-name="T1">Преподаватель: </text:span><text:a xlink:type="simple" xlink:href="https://netology.ru/profile/5340409" text:style-name="Internet_20_link" text:visited-style-name="Visited_20_Internet_20_Link"><text:span text:style-name="T2">Денис Ежков</text:span></text:a></text:p>
      <text:p text:style-name="P3"><text:span text:style-name="Strong_20_Emphasis"><text:span text:style-name="T3">Полезные сервисы:</text:span></text:span></text:p>
      <text:list xml:id="list6587287740991781424" text:style-name="L1">
        <text:list-item>
          <text:p text:style-name="P9">http://htmlbook.ru/</text:p>
        </text:list-item>
        <text:list-item>
          <text:p text:style-name="P9">https://filezilla-project.org/</text:p>
        </text:list-item>
      </text:list>
      <text:p text:style-name="P7"><text:span text:style-name="Strong_20_Emphasis"><text:span text:style-name="T3">Текстовые редакторы:</text:span></text:span></text:p>
      <text:list xml:id="list7917755881262029560" text:style-name="L2">
        <text:list-item>
          <text:p text:style-name="P10"><text:a xlink:type="simple" xlink:href="http://notepad-plus-plus.org/" office:target-frame-name="_blank" xlink:show="new" text:style-name="Internet_20_link" text:visited-style-name="Visited_20_Internet_20_Link"><text:span text:style-name="T2">Notapad++</text:span></text:a></text:p>
        </text:list-item>
        <text:list-item>
          <text:p text:style-name="P10"><text:a xlink:type="simple" xlink:href="http://www.sublimetext.com/" office:target-frame-name="_blank" xlink:show="new" text:style-name="Internet_20_link" text:visited-style-name="Visited_20_Internet_20_Link"><text:span text:style-name="T2">Sublime text</text:span></text:a></text:p>
        </text:list-item>
        <text:list-item>
          <text:p text:style-name="P10"><text:a xlink:type="simple" xlink:href="https://www.jetbrains.com/webstorm/" office:target-frame-name="_blank" xlink:show="new" text:style-name="Internet_20_link" text:visited-style-name="Visited_20_Internet_20_Link"><text:span text:style-name="T2">Webstorm</text:span></text:a></text:p>
        </text:list-item>
        <text:list-item>
          <text:p text:style-name="P10"><text:a xlink:type="simple" xlink:href="https://www.jetbrains.com/phpstorm/" office:target-frame-name="_blank" xlink:show="new" text:style-name="Internet_20_link" text:visited-style-name="Visited_20_Internet_20_Link"><text:span text:style-name="T2">PHPstorm </text:span></text:a></text:p>
        </text:list-item>
      </text:list>
      <text:p text:style-name="P7"><text:span text:style-name="Strong_20_Emphasis"><text:span text:style-name="T3">Веб серверы:</text:span></text:span></text:p>
      <text:list xml:id="list3086036157257369238" text:style-name="L3">
        <text:list-item>
          <text:p text:style-name="P11"><text:a xlink:type="simple" xlink:href="http://open-server.ru/" office:target-frame-name="_blank" xlink:show="new" text:style-name="Internet_20_link" text:visited-style-name="Visited_20_Internet_20_Link"><text:span text:style-name="T2">Open server </text:span></text:a></text:p>
        </text:list-item>
        <text:list-item>
          <text:p text:style-name="P11"><text:a xlink:type="simple" xlink:href="http://www.denwer.ru/" office:target-frame-name="_blank" xlink:show="new" text:style-name="Internet_20_link" text:visited-style-name="Visited_20_Internet_20_Link"><text:span text:style-name="T2">Denver</text:span></text:a><text:span text:style-name="T4"> </text:span></text:p>
        </text:list-item>
        <text:list-item>
          <text:p text:style-name="P11"><text:a xlink:type="simple" xlink:href="https://incident57.com/codekit/" office:target-frame-name="_blank" xlink:show="new" text:style-name="Internet_20_link" text:visited-style-name="Visited_20_Internet_20_Link"><text:span text:style-name="T2">Code Kit</text:span></text:a></text:p>
        </text:list-item>
      </text:list>
      <text:p text:style-name="Standard"/>
      <text:p text:style-name="Standard"/>
      <text:p text:style-name="Standard"/>
      <text:p text:style-name="Standard"/>
      <text:p text:style-name="Standard">https://github.com/netology-code/html-homeworks/tree/master/base-html</text:p>
      <text:h text:style-name="P8" text:outline-level="1">Базовая HTML-разметка</text:h>
      <text:h text:style-name="P4" text:outline-level="2"><text:bookmark text:name="user-content-Описание-задания"/>Описание задания:</text:h>
      <text:list xml:id="list1307795815131178416" text:style-name="L4">
        <text:list-item>
          <text:p text:style-name="P14">Создайте стандартную структуру документа;</text:p>
        </text:list-item>
        <text:list-item>
          <text:p text:style-name="P12"><text:span text:style-name="T5">Добавьте </text:span><text:span text:style-name="Source_20_Text"><text:span text:style-name="T6">title</text:span></text:span><text:span text:style-name="T5"> документа «Домашнее задание №1: Моё Резюме»;</text:span></text:p>
        </text:list-item>
        <text:list-item>
          <text:p text:style-name="P14">Создайте резюме по приложенному образцу, используя только стандартные html-теги;</text:p>
        </text:list-item>
      </text:list>
      <text:h text:style-name="P4" text:outline-level="2"><text:bookmark text:name="user-content-Требования-к-заданию"/>Требования к заданию:</text:h>
      <text:list xml:id="list578551140331624984" text:style-name="L5">
        <text:list-item>
          <text:p text:style-name="P15">Результат должен соответствовать примеру по структуре, но может отличаться визуально;</text:p>
        </text:list-item>
        <text:list-item>
          <text:p text:style-name="P13"><text:span text:style-name="T5">Можно использовать только теги и стандартные атрибуты, запрещено использование CSS, стилистических тегов (например, </text:span><text:span text:style-name="Source_20_Text"><text:span text:style-name="T6">font</text:span></text:span><text:span text:style-name="T5">) и атрибутов (например, </text:span><text:span text:style-name="Source_20_Text"><text:span text:style-name="T6">bgcolor</text:span></text:span><text:span text:style-name="T5">);</text:span></text:p>
        </text:list-item>
        <text:list-item>
          <text:p text:style-name="P15"><text:soft-page-break/>В задании обязательно должны быть использованы заголовки, абзацы, список из двух уровней, ссылки, и форматирование текста. Бонусом можно добавит картинку.</text:p>
        </text:list-item>
      </text:list>
      <text:h text:style-name="P4" text:outline-level="2"><text:bookmark text:name="user-content-Дополнительные-материалы"/>Дополнительные материалы:</text:h>
      <text:p text:style-name="P6"><text:a xlink:type="simple" xlink:href="https://github.com/netology-code/html-homeworks/blob/master/base-html/resourses/hw1-1.pdf" text:style-name="Internet_20_link" text:visited-style-name="Visited_20_Internet_20_Link"><text:span text:style-name="T7">Образец резюме</text:span></text:a></text:p>
      <text:h text:style-name="P4" text:outline-level="2"><text:bookmark text:name="user-content-Процесс-реализации"/>Процесс реализации</text:h>
      <text:list xml:id="list1617763588484101934" text:style-name="L6">
        <text:list-item>
          <text:p text:style-name="P17"><text:span text:style-name="T5">Прочитайте инструкцию по работе с онлайн-редактором </text:span><text:a xlink:type="simple" xlink:href="https://netology-university.bitbucket.io/guides/wm/codepen-guide/" text:style-name="Internet_20_link" text:visited-style-name="Visited_20_Internet_20_Link"><text:span text:style-name="T7">Codepen</text:span></text:a><text:span text:style-name="T5">.</text:span></text:p>
        </text:list-item>
        <text:list-item>
          <text:p text:style-name="P17"><text:span text:style-name="T5">После регистрации перейдите по ссылке </text:span><text:a xlink:type="simple" xlink:href="https://codepen.io/Netology/pen/xPaxgb?editors=1000" text:style-name="Internet_20_link" text:visited-style-name="Visited_20_Internet_20_Link"><text:span text:style-name="T7">https://codepen.io/Netology/pen/xPaxgb</text:span></text:a><text:span text:style-name="T5">.</text:span></text:p>
        </text:list-item>
        <text:list-item>
          <text:p text:style-name="P18"><text:span text:style-name="T5">Нажмите кнопку </text:span><text:span text:style-name="User_20_Entry"><text:span text:style-name="T8">Fork</text:span></text:span><text:span text:style-name="T5">.</text:span></text:p>
        </text:list-item>
        <text:list-item>
          <text:p text:style-name="P16">Выполните домашнее задание.</text:p>
        </text:list-item>
        <text:list-item>
          <text:p text:style-name="P18"><text:span text:style-name="T5">Нажмите кнопку </text:span><text:span text:style-name="User_20_Entry"><text:span text:style-name="T8">Save</text:span></text:span><text:span text:style-name="T5">.</text:span></text:p>
        </text:list-item>
        <text:list-item>
          <text:p text:style-name="P16">Скопируйте адрес из адресной строки браузера.</text:p>
        </text:list-item>
        <text:list-item>
          <text:p text:style-name="P17"><text:span text:style-name="T5">В личном кабинете на сайте </text:span><text:a xlink:type="simple" xlink:href="https://netology.ru/" text:style-name="Internet_20_link" text:visited-style-name="Visited_20_Internet_20_Link"><text:span text:style-name="T7">Нетологии</text:span></text:a><text:span text:style-name="T5"> откройте страницу домашней работы и вставьте скопированную ссылку в поле «Комментарий к решению».</text:span></text:p>
        </text:list-item>
      </text:list>
      <text:p text:style-name="P5"><text:span text:style-name="Emphasis"><text:span text:style-name="T5">Никакие файлы загружать не нужно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irce" svg:font-family="Circe"/>
    <style:font-face style:name="OpenSymbol" svg:font-family="OpenSymbol"/>
    <style:font-face style:name="SFMono-Regular" svg:font-family="SFMono-Regular, Consolas, 'Liberation Mono', Menlo, Courier, monospace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User_20_Entry" style:display-name="User Entry" style:family="text">
      <style:text-properties style:font-name="Courier New" style:font-name-asian="MS PGothic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4M1S</meta:editing-duration>
    <meta:editing-cycles>5</meta:editing-cycles>
    <meta:generator>OpenOffice/4.1.3$Win32 OpenOffice.org_project/413m1$Build-9783</meta:generator>
    <dc:date>2017-12-03T18:45:41.06</dc:date>
    <meta:document-statistic meta:table-count="0" meta:image-count="0" meta:object-count="0" meta:page-count="2" meta:paragraph-count="35" meta:word-count="180" meta:character-count="1415"/>
    <meta:user-defined meta:name="Info 1"/>
    <meta:user-defined meta:name="Info 2"/>
    <meta:user-defined meta:name="Info 3"/>
    <meta:user-defined meta:name="Info 4"/>
  </office:meta>
</office:document-meta>
</file>